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.626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52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data_ep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Accent_20_2" office:value-type="string" calcext:value-type="string">
            <office:annotation draw:style-name="gr1" draw:text-style-name="P2" svg:width="2.899cm" svg:height="1.799cm" svg:x="2.515cm" svg:y="0cm" draw:caption-point-x="-0.61cm" draw:caption-point-y="0.01cm">
              <dc:creator>WJ</dc:creator>
              <dc:date>2021-09-22T00:00:00</dc:date>
              <text:p text:style-name="P1">123</text:p>
            </office:annotation>
            <text:p>sample</text:p>
          </table:table-cell>
          <table:table-cell table:style-name="Accent_20_2" office:value-type="string" calcext:value-type="string">
            <text:p>factor1</text:p>
          </table:table-cell>
          <table:table-cell table:style-name="Accent_20_2" office:value-type="string" calcext:value-type="string">
            <text:p>factor2</text:p>
          </table:table-cell>
          <table:table-cell table:style-name="Accent_20_2" office:value-type="string" calcext:value-type="string">
            <text:p>replicate</text:p>
          </table:table-cell>
          <table:table-cell table:style-name="Accent_20_2" office:value-type="string" calcext:value-type="string">
            <text:p>y</text:p>
          </table:table-cell>
          <table:table-cell table:style-name="Accent_20_2"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E2]*2"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]*2"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]*2"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]*2"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6]*2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]*2"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]*2"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9]*2"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]*2"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2"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]*2"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4]*2"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5]*2"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6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7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8]*2"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9]*2"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0]*2"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1]*2"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2]*2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3]*2"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4]*2"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2"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]*2"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7]*2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8]*2"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9]*2"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0]*2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1]*2"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2]*2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3]*2" office:value-type="float" office:value="476" calcext:value-type="float">
            <text:p>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]*2"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5]*2"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6]*2"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7]*2"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]*2"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9]*2"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0]*2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1]*2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2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43]*2"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4]*2" office:value-type="float" office:value="476" calcext:value-type="float">
            <text:p>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E45]*2" office:value-type="float" office:value="476" calcext:value-type="float">
            <text:p>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6]*2"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47]*2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8]*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49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0]*2"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1]*2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2]*2"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3]*2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4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5]*2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6]*2"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7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8]*2"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9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0]*2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61]*2"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2]*2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63]*2"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4]*2"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65]*2"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6]*2"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67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8]*2"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69]*2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0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1]*2"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2]*2"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3]*2"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4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5]*2"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6]*2"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7]*2"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2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9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80]*2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81]*2" office:value-type="float" office:value="484" calcext:value-type="float">
            <text:p>484</text:p>
          </table:table-cell>
          <table:table-cell table:number-columns-repeated="1019"/>
        </table:table-row>
      </table:table>
      <table:table table:name="setting_ep5" table:style-name="ta1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acceptance_criteria</text:p>
          </table:table-cell>
          <table:table-cell table:style-name="ce1" office:value-type="string" calcext:value-type="string">
            <text:p>name_of_factors</text:p>
          </table:table-cell>
          <table:table-cell table:style-name="Accent_20_2" office:value-type="string" calcext:value-type="string">
            <text:p>unit_of_device</text:p>
          </table:table-cell>
          <table:table-cell table:style-name="Accent_20_2"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μg/m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1019"/>
        </table:table-row>
        <table:table-row table:style-name="ro1" table:number-rows-repeated="6">
          <table:table-cell table:number-columns-repeated="1021"/>
        </table:table-row>
        <table:table-row table:style-name="ro1" table:number-rows-repeated="5">
          <table:table-cell table:style-name="Default"/>
          <table:table-cell table:number-columns-repeated="1020"/>
        </table:table-row>
        <table:table-row table:style-name="ro1" table:number-rows-repeated="104856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22T15:40:28.158009096</dc:date>
    <dc:creator>Wu Jun-I</dc:creator>
    <meta:editing-duration>PT15M46S</meta:editing-duration>
    <meta:editing-cycles>11</meta:editing-cycles>
    <meta:document-statistic meta:table-count="2" meta:cell-count="812" meta:object-count="0"/>
  </office:meta>
</office:document-meta>
</file>